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3E5130000521A0000742418AEAFD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FreeMono" fo:font-size="12pt" fo:font-style="normal" style:text-underline-style="none" fo:font-weight="normal"/>
    </style:style>
    <style:style style:name="P2" style:family="paragraph">
      <style:paragraph-properties fo:text-align="start"/>
      <style:text-properties style:text-line-through-style="none" style:text-line-through-type="none" style:font-name="FreeMono" fo:font-size="11pt" fo:font-style="normal" style:text-underline-style="none" fo:font-weight="normal"/>
    </style:style>
    <style:style style:name="P3" style:family="paragraph">
      <style:paragraph-properties fo:text-align="center"/>
      <style:text-properties style:text-line-through-style="none" style:text-line-through-type="none" style:font-name="FreeMono" fo:font-size="12pt" fo:font-style="normal" style:text-underline-style="none" fo:font-weight="normal"/>
    </style:style>
    <style:style style:name="P4" style:family="paragraph">
      <style:paragraph-properties fo:text-align="center"/>
      <style:text-properties style:text-line-through-style="none" style:text-line-through-type="none" style:font-name="FreeMono" fo:font-size="8pt" fo:font-style="normal" style:text-underline-style="none" fo:font-weight="normal"/>
    </style:style>
    <style:style style:name="gr1" style:family="graphic">
      <style:graphic-properties draw:textarea-vertical-align="top"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irs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iren" form:control-implementation="ooo:com.sun.star.form.component.TextField" xml:id="control2" form:id="control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ea0" form:control-implementation="ooo:com.sun.star.form.component.TextField" xml:id="control3" form:id="control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ea1" form:control-implementation="ooo:com.sun.star.form.component.TextField" xml:id="control4" form:id="control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ea2" form:control-implementation="ooo:com.sun.star.form.component.TextField" xml:id="control5" form:id="control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ea3" form:control-implementation="ooo:com.sun.star.form.component.TextField" xml:id="control6" form:id="control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ea4" form:control-implementation="ooo:com.sun.star.form.component.TextField" xml:id="control7" form:id="control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cvi0" form:control-implementation="ooo:com.sun.star.form.component.TextField" xml:id="control8" form:id="control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cvi1" form:control-implementation="ooo:com.sun.star.form.component.TextField" xml:id="control9" form:id="control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cvi2" form:control-implementation="ooo:com.sun.star.form.component.TextField" xml:id="control10" form:id="control1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cvi3" form:control-implementation="ooo:com.sun.star.form.component.TextField" xml:id="control11" form:id="control1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cvi4" form:control-implementation="ooo:com.sun.star.form.component.TextField" xml:id="control12" form:id="control1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interpro" form:control-implementation="ooo:com.sun.star.form.component.TextField" xml:id="control13" form:id="control1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iinterpro" form:control-implementation="ooo:com.sun.star.form.component.TextField" xml:id="control14" form:id="control1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12.701cm" svg:height="0.6cm" svg:x="7.02cm" svg:y="8.86cm" draw:control="control1"/><draw:control text:anchor-type="paragraph" draw:z-index="1" draw:style-name="gr1" draw:text-style-name="P1" svg:width="9.341cm" svg:height="0.6cm" svg:x="10.222cm" svg:y="11.278cm" draw:control="control2"/><draw:control text:anchor-type="paragraph" draw:z-index="2" draw:style-name="gr1" draw:text-style-name="P2" svg:width="5.636cm" svg:height="0.5cm" svg:x="4.322cm" svg:y="15.961cm" draw:control="control3"/><draw:control text:anchor-type="paragraph" draw:z-index="3" draw:style-name="gr1" draw:text-style-name="P2" svg:width="5.636cm" svg:height="0.5cm" svg:x="4.322cm" svg:y="16.649cm" draw:control="control4"/><draw:control text:anchor-type="paragraph" draw:z-index="4" draw:style-name="gr1" draw:text-style-name="P2" svg:width="5.636cm" svg:height="0.5cm" svg:x="4.322cm" svg:y="17.311cm" draw:control="control5"/><draw:control text:anchor-type="paragraph" draw:z-index="5" draw:style-name="gr1" draw:text-style-name="P2" svg:width="5.636cm" svg:height="0.5cm" svg:x="4.322cm" svg:y="17.999cm" draw:control="control6"/><draw:control text:anchor-type="paragraph" draw:z-index="6" draw:style-name="gr1" draw:text-style-name="P2" svg:width="5.636cm" svg:height="0.5cm" svg:x="4.322cm" svg:y="18.687cm" draw:control="control7"/><draw:control text:anchor-type="paragraph" draw:z-index="7" draw:style-name="gr1" draw:text-style-name="P2" svg:width="4.102cm" svg:height="0.5cm" svg:x="10.275cm" svg:y="15.961cm" draw:control="control8"/><draw:control text:anchor-type="paragraph" draw:z-index="8" draw:style-name="gr1" draw:text-style-name="P2" svg:width="4.102cm" svg:height="0.5cm" svg:x="10.275cm" svg:y="16.644cm" draw:control="control9"/><draw:control text:anchor-type="paragraph" draw:z-index="9" draw:style-name="gr1" draw:text-style-name="P2" svg:width="4.102cm" svg:height="0.5cm" svg:x="10.275cm" svg:y="17.332cm" draw:control="control10"/><draw:control text:anchor-type="paragraph" draw:z-index="10" draw:style-name="gr1" draw:text-style-name="P2" svg:width="4.102cm" svg:height="0.5cm" svg:x="10.275cm" svg:y="17.993cm" draw:control="control11"/><draw:control text:anchor-type="paragraph" draw:z-index="11" draw:style-name="gr1" draw:text-style-name="P2" svg:width="4.102cm" svg:height="0.5cm" svg:x="10.275cm" svg:y="18.681cm" draw:control="control12"/><draw:control text:anchor-type="paragraph" draw:z-index="12" draw:style-name="gr1" draw:text-style-name="P3" svg:width="4.922cm" svg:height="0.6cm" svg:x="14.72cm" svg:y="16.967cm" draw:control="control13"/><draw:control text:anchor-type="paragraph" draw:z-index="13" draw:style-name="gr1" draw:text-style-name="P4" svg:width="4.922cm" svg:height="0.6cm" svg:x="14.72cm" svg:y="17.649cm" draw:control="control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3E5130000521A0000742418AEAFDE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7-02-22T13:43:14.291527700</dc:date>
    <dc:creator>jb </dc:creator>
    <meta:editing-duration>PT1H10M1S</meta:editing-duration>
    <meta:editing-cycles>56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